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3.632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none" style:print-content="true"/>
    </style:style>
    <style:style style:name="ce2" style:family="table-cell" style:parent-style-name="Default" style:data-style-name="N0">
      <style:table-cell-properties style:cell-protect="none" style:print-content="true"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Baliz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',@query: '(nwr["traffic_sign"=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Baliz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1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1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1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Baliz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1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1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1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Baliz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Baliz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Baliz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Baliz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d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d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d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Baliza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e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e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B2e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com:s86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com:s8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com_s8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com_s8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com_s8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ID4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ID4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ID41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ID4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ID42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ID4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ID43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ID4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ID44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ID4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4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4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4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ID45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ID4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ID4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LOC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1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LOC5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1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LOC5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12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LOC51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2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2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12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2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LOC5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3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LOC5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4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LOC5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4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4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4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4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LOC54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4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4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4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LOC55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LOC5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LOC5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1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1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2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1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21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1c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21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1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4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24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4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24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4c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24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4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2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5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25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25c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25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25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3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3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3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3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3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3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1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4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1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41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1c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41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1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2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4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2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42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2c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42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2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3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43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3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43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3c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43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3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4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44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4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44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44c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44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44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5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5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5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5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53punt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53punt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3punt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3punt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3punt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53punt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53punt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3punt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3punt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3punt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59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5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5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6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6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6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6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6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OR6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OR6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OR6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radar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radar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radar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radar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radar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radar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radar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radar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radar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radar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S23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S2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2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2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2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S27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S2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2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2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2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S3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S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3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3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S3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UR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UR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UR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UR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UR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 – Catalunya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CAT:URBL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CAT:URBL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URBL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URBL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CAT_URBL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H7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H7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H7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H7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H7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HV12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HV1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HV1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HV1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HV1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0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1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1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1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3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3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3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3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3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3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4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4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4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4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4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4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5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1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6a-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1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6a-1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1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6a-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1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6a-1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1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6a-1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17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6a-1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1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2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6a-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6a-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6a-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6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6a-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7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6a-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7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6a-7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7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7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7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8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6a-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-9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6a-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-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1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6b-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1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6b-1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1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6b-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1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6b-1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1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6b-1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17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6b-1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1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2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6b-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6b-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6b-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6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6b-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7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6b-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7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6b-7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7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7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7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8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6b-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-9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6b-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-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6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7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8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d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d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1d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0aP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0aP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0aP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2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3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P9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1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07-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1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07-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16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07-1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18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07-1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1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07-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2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07-2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2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2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2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07-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3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07-3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3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3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3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07-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4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07-4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4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4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4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07-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5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07-5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5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5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5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6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07-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6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07-6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6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6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6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7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07-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7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07-7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7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7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7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8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07-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8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07-8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8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8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8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9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07-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-9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07-9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9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9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-9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0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11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0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0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0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1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1-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1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1-1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1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1-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1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1-1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1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1-1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16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1-1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17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1-1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1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2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1-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2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1-2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29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1-2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2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1-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3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1-3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38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1-3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3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1-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1-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5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1-5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5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5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5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6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1-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6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1-6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6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6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6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7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1-7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7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7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7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-8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1-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-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2-1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2-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2-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2-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2-2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2-2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2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2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2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2-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2-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2-7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2-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-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3-1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3-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-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-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-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3-7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3-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-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-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-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4-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2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4-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2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4-2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2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4-2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2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4-2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2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4-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3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4-3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3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4-3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3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4-3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36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4-3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37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4-3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38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4-3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3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4-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4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4-4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4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4-4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-4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4-4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-4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2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2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2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2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2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2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2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2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2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26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2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27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2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28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2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29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2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2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3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3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3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3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3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3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3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3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3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3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36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3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37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3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38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3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39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3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3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4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4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4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4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4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4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4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4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4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4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46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4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47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4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48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4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49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4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4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5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5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5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5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5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5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5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5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5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5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56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5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-59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-5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-5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20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0-1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300-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1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1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1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0-6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300-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0-7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300-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0-8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300-8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8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8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-8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1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301-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1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301-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11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301-1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12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301-1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1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2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301-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3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301-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4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301-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4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4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4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5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301-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6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301-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7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301-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8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301-8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8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8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8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1-9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301-9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9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9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1-9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d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d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d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e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e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8e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0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3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d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d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d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e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e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0e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1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3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7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0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7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7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7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0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1-2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11-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1-3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11-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1-5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11-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1-6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11-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1-7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11-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1-8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11-8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8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8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8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1-9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11-9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9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9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-9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41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1-1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501-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1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1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1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1-2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501-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1-3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501-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1-4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501-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4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4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4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1-5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501-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1-6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501-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1-7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501-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1-8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501-8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8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8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8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1-9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501-9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9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9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-9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5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505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5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5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5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6-3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506-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6-5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506-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6-6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506-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6-7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506-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6-9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506-9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9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9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-9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50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road:beacon:big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road:beacon:big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oad_beacon_big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oad_beacon_big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road_beacon_big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0-2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00-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2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2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2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0-25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00-2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2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2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2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0-3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00-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3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3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3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0-5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00-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5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5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-5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5-10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05-10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10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10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10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5-2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05-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2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2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2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5-3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05-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3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3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3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5-4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05-4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4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4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4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5-5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05-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5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5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-5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0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0-10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10-10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10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10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10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0-2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10-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2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2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2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0-3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10-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3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3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3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0-5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10-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5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5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-5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1-1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11-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1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1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1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1-10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11-10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10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10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10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1-2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11-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2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2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2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1-25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11-2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2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2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2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1-3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11-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3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3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3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1-5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11-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5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5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-5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8-1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18-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1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1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1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8-10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18-10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10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10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10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8-2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18-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2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2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2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8-25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18-2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2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2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2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8-3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18-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3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3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3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8-4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18-4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4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4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4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8-5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18-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5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5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5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8-8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18-8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8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8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-8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1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2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4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4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4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4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4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4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d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d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5d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7-5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7-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7-5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7-5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7-5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1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1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2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1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1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1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2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2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2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1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2: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10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2:10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0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0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0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12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2:1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2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2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2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13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2:1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3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3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3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15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2:1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5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5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15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2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2: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2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2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2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3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2: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3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3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3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4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2:4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4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4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4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5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2: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5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2: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5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5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5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6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2:6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6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6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6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7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2:7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7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7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7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8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2:8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8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8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8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2:9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2:9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9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9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2_9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0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0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0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2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2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2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5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5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35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2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2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42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3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3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3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6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6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6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6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7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2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0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2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4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5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8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8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68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7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7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7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37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37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7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7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37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4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4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4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4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a-5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0a-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a-6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0a-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a-7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0a-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-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b-6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0b-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-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-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-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b-7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0b-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-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-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-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d-5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0d-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d-6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0d-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d-7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0d-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-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d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e-5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0e-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e-6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0e-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e-7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0e-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-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0e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2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3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4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4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4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0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0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0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2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7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2n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72n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n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n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n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2r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72r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r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r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r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2v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72v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v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v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2v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4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5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75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5n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75n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n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n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n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575v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575v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v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v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575v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0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1b:(variant)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61b:(variant)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b_(variant)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b_(variant)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1b_(variant)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2c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62c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c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c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2c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4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4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4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4b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4b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64b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4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4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4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:1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7: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:1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7: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1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1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1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:2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7: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:3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7: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:4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7: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4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4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4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:5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7: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:6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7: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:7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7: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:8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7:8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8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8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8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7:9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7:9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9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9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7_9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1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00-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10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00-10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0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0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0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13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00-1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3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3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3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15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00-1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15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00-1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5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5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5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1km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00-1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k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k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1k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2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00-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2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2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2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25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00-2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2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2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2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3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00-3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3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3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3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35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00-3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3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3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3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4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00-4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4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4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4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45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00-4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4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4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4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5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00-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5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00-5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5km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00-5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k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k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5k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6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00-6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6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6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6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7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00-7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7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7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7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8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00-8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8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8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8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-9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00-9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9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9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-9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1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10-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15km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10-15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5k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5k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5k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1km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10-1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k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k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1k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2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10-2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25km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10-25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5k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5k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5k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2km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10-2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k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k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2k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35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10-3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3500m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10-3500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00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00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00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35km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10-35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k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k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5k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3km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10-3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k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k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3k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425km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10-425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425k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425k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425k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4km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10-4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4k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4k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4k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-5km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10-5k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5k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5k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-5k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2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2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2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40-1000m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40-1000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000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000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000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40-100m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40-100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00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00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00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40-150m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40-150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50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50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150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40-200m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40-200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200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200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200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40-300m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40-300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300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300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300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40-50m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40-50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50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50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50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40-900m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40-900m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900m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900m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40-900m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1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1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1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2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2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2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3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3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53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60-tow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60-tow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-tow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-tow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-tow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60g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60g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g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g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60g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80-bicycle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80-bicycle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bicycle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bicycle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bicycle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80-bus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80-bus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bus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bus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bus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80-hgv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80-hgv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hgv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hgv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hgv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80-truck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80-truck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truck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truck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80-truck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9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9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9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9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9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:1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: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:1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:1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1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1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1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:2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: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:3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: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:4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: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4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4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4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:5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: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:6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: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:7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: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:8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:8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8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8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8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8:9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8:9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9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9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8_9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0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0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0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1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1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1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2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2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2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3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3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3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4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4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4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5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5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5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6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6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6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7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7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7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80l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980l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l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l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l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80r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980r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r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r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80r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90l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990l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l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l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l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S990r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S990r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r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r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S990r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TCA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TCA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CA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CA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CA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TCAF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TCAF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CAF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CAF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CAF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>
          <table:table-cell office:value-type="string" calcext:value-type="string">
            <text:p>{@group: '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',@title: '</text:p>
          </table:table-cell>
          <table:table-cell office:value-type="string" calcext:value-type="string">
            <text:p>ES:traffic:sign:dir</text:p>
          </table:table-cell>
          <table:table-cell office:value-type="string" calcext:value-type="string">
            <text:p>',@query: '(nwr[~"^traffic_sign"~"</text:p>
          </table:table-cell>
          <table:table-cell office:value-type="string" calcext:value-type="string">
            <text:p>ES:traffic:sign:dir</text:p>
          </table:table-cell>
          <table:table-cell office:value-type="string" calcext:value-type="string">
            <text:p>"]({{bbox}});node(w););out meta;',@iconSrc: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raffic_sign_dir.svg</text:p>
          </table:table-cell>
          <table:table-cell office:value-type="string" calcext:value-type="string">
            <text:p>',@iconStyle: 'background-color:rgba(255,255,255,0.4)',@style: function (feature) {@var name = feature.get('name') || '';@var styles = {@'direction': {@'for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raffic_sign_dir.svg</text:p>
          </table:table-cell>
          <table:table-cell office:value-type="string" calcext:value-type="string">
            <text:p>',@rotation:0,@rotateWithView: false,@anchor: [1,0],@scale: 0.03@}),@text: new ol.style.Text({@text: name,@font: 'small-caps bold 10px/1 sans-serif',@offsetX : 80,@offsetY : -4,@fill: new ol.style.Fill({@color: 'rgba(0,0,0,1)'@})@})@}),@'backward': <text:s/>new ol.style.Style({@image: new ol.style.Icon({@src: 'https://raw.githubusercontent.com/yopaseopor/beta_preset_josm/master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traffic_signs/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S_traffic_sign_dir.svg</text:p>
          </table:table-cell>
          <table:table-cell office:value-type="string" calcext:value-type="string">
            <text:p>',@rotation:3.14,@rotateWithView: false,@anchor: [-1,0],@scale: 0.03@})@})@}@};@for (var key in styles) {@var value = feature.get(key);@if (value !== undefined) {@for (var regexp in styles[key]) {@if (new RegExp(regexp).test(value)) {@return styles[key][regexp];@}@}@}@}@return null;@}@},@</text:p>
          </table:table-cell>
        </table:table-row>
        <table:table-row table:style-name="ro1" table:number-rows-repeated="1047883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9P2" style:volatile="true">
      <number:text> </number:text>
      <number:fill-character> </number:fill-character>
      <number:text>-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3T00:01:18.975000000</meta:creation-date>
    <dc:date>2024-04-23T07:02:21.900000000</dc:date>
    <meta:editing-duration>PT10M21S</meta:editing-duration>
    <meta:editing-cycles>2</meta:editing-cycles>
    <meta:generator>LibreOffice/24.2.2.2$Windows_x86 LibreOffice_project/d56cc158d8a96260b836f100ef4b4ef25d6f1a01</meta:generator>
    <meta:document-statistic meta:table-count="1" meta:cell-count="17300" meta:object-count="0"/>
  </office:meta>
</office:document-meta>
</file>